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bfdf" officeooo:paragraph-rsid="0017bfdf"/>
    </style:style>
    <style:style style:name="P2" style:family="paragraph" style:parent-style-name="Standard" style:list-style-name="L1">
      <style:text-properties officeooo:rsid="0017bfdf" officeooo:paragraph-rsid="0017bfdf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7bfdf" officeooo:paragraph-rsid="0017bfdf" style:font-size-asian="20pt" style:font-weight-asian="bold" style:font-size-complex="20pt" style:font-weight-complex="bold"/>
    </style:style>
    <style:style style:name="P4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7bfdf" officeooo:paragraph-rsid="0017bfdf" style:font-weight-asian="bold" style:font-weight-complex="bold"/>
    </style:style>
    <style:style style:name="P5" style:family="paragraph" style:parent-style-name="Standard" style:list-style-name="L1">
      <style:text-properties officeooo:rsid="0019485c" officeooo:paragraph-rsid="0019485c"/>
    </style:style>
    <style:style style:name="P6" style:family="paragraph" style:parent-style-name="Header">
      <style:text-properties officeooo:rsid="0017bfdf" officeooo:paragraph-rsid="0017bfdf"/>
    </style:style>
    <style:style style:name="T1" style:family="text">
      <style:text-properties officeooo:rsid="0019485c"/>
    </style:style>
    <style:style style:name="T2" style:family="text">
      <style:text-properties officeooo:rsid="001b3323"/>
    </style:style>
    <style:style style:name="T3" style:family="text">
      <style:text-properties fo:font-size="22pt"/>
    </style:style>
    <style:style style:name="T4" style:family="text">
      <style:text-properties fo:font-size="20pt"/>
    </style:style>
    <style:style style:name="T5" style:family="text">
      <style:text-properties officeooo:rsid="001ca5e3"/>
    </style:style>
    <text:list-style style:name="L1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I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apitre 2<text:span text:style-name="T3"> : </text:span><text:span text:style-name="T4">Les brassages génétiques au cours de la reproduction sexuée</text:span></text:p>
      <text:p text:style-name="P1"/>
      <text:p text:style-name="P1"/>
      <text:list xml:id="list5118965422684950389" text:style-name="L1">
        <text:list-item>
          <text:p text:style-name="P4">Le brassage interchromosomique au cours de la méiose</text:p>
          <text:p text:style-name="P2"><text:tab/>// <text:span text:style-name="T1">avec </text:span>schéma T1ACh2-I //</text:p>
          <text:p text:style-name="P2">Les gènes sont indépendants, donc ils sont portés par 2 paires de chromosomes différentes</text:p>
          <text:p text:style-name="P2">F1 homogène → P1 et P2 sont de lignées pures, ils sont homozygotes pour les 2 génotypes étudiés</text:p>
          <text:p text:style-name="P2">Problématique : Combien de gamètes génétiquement différents va produire le F1 et dans quelle proportion ?</text:p>
          <text:p text:style-name="P2">→ On réalise un test-cross</text:p>
          <text:list>
            <text:list-header>
              <text:p text:style-name="P2">Dans un test-cross, on croise toujours l’hybride (F1) avec le double homozygote récessif (P2)</text:p>
              <text:p text:style-name="P2">Le P2 ne produit qu’un seul type de gamète qui porte des allèles récessifs, donc les phénotypes des descendants du croisement dépendront uniquement des allèles transmis par les gamètes du F1.</text:p>
              <text:p text:style-name="P5">Le test-cross permet de savoir :</text:p>
              <text:list>
                <text:list-item>
                  <text:p text:style-name="P5">Nombre de gamètes génétiquement différents produits par l’hybride</text:p>
                </text:list-item>
                <text:list-item>
                  <text:p text:style-name="P5">Les proportions de ces gamètes</text:p>
                </text:list-item>
              </text:list>
            </text:list-header>
          </text:list>
          <text:p text:style-name="P5">Le brassage interchromosomique se prépare en métaphase de première division lors de la disposition des homologues de part et d’autre du plan équatorial, <text:span text:style-name="T2">et il se réalise en anaphase de première division lors de la séparation et migration des homologues vers les pôles.</text:span></text:p>
          <text:p text:style-name="P5"/>
          <text:p text:style-name="P5">// <text:span text:style-name="T5">Schémas gamétogénèse + Echiquier de croisement //</text:span>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bfdf" officeooo:paragraph-rsid="0017bfd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VT<text:tab/><text:tab/>T1A Ch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3:09:28.202000000</meta:creation-date>
    <dc:date>2018-12-13T13:59:52.517000000</dc:date>
    <meta:editing-duration>PT16M45S</meta:editing-duration>
    <meta:editing-cycles>1</meta:editing-cycles>
    <meta:document-statistic meta:table-count="0" meta:image-count="0" meta:object-count="0" meta:page-count="1" meta:paragraph-count="16" meta:word-count="200" meta:character-count="1216" meta:non-whitespace-character-count="1033"/>
    <meta:generator>LibreOffice/5.1.6.2$Windows_x86 LibreOffice_project/07ac168c60a517dba0f0d7bc7540f5afa45f0909</meta:generator>
  </office:meta>
</office:document-meta>
</file>